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TICA SANCHEZ MAIC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37436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9143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ORRES GUILLEN LINDAU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67509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ATICA SANCHEZ, MAICE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7436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438824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3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6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5085854</text:p>
          </table:table-cell>
          <table:table-cell table:style-name="Tabla2.D3" office:value-type="string">
            <text:p text:style-name="P23">16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00:04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